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438" draw:name="TextBox 3" svg:x="2.53339in" svg:y="0.67022in" svg:width="8.26655in" svg:height="6.15957in">
          <draw:text-box>
            <text:p text:style-name="a382" text:class-names="" text:cond-style-name=""><text:span text:style-name="a381" text:class-names="">Use Cases</text:span></text:p>
            <text:p text:style-name="a384" text:class-names="" text:cond-style-name=""><text:span text:style-name="a383" text:class-names=""/></text:p>
            <text:list text:style-name="a387">
              <text:list-item>
                <text:p text:style-name="a386" text:class-names="" text:cond-style-name=""><text:span text:style-name="a385" text:class-names="">Dyna Slum – validate computational model by scientist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/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Dyna Slum – explore scenarios by policy maker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397" text:class-names="">eEcology</text:span><text:span text:style-name="a398" text:class-names=""><text:s text:c="1"/></text:span><text:span text:style-name="a399" text:class-names="">– annotate</text:span><text:span text:style-name="a400" text:class-names=""><text:s text:c="1"/></text:span><text:span text:style-name="a401" text:class-names="">gps</text:span><text:span text:style-name="a402" text:class-names=""><text:s text:c="1"/></text:span><text:span text:style-name="a403" text:class-names="">bird tracking data</text:span><text:span text:style-name="a404" text:class-names=""><text:s text:c="1"/></text:span><text:span text:style-name="a405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1" text:class-names="">cartoDB</text:span><text:span text:style-name="a412" text:class-names=""><text:s text:c="1"/></text:span><text:span text:style-name="a413" text:class-names="">– visualize<text:s text:c="1"/></text:span><text:span text:style-name="a414" text:class-names="">gps</text:span><text:span text:style-name="a415" text:class-names=""><text:s text:c="1"/>bird tracking data<text:s text:c="1"/>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1" text:class-names="">viaAppia</text:span><text:span text:style-name="a422" text:class-names=""><text:s text:c="1"/>– visualize and query archeological sites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Flagship – explore available info for selected geolocation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4" text:class-names="">Flagship – add model/data to claimed geolocation</text:span><text:span text:style-name="a435" text:class-names=""/></text:p>
              </text:list-item>
            </text:list>
          </draw:text-box>
          <svg:title/>
          <svg:desc/>
        </draw:frame>
      </draw:page>
      <draw:page draw:name="Slide2" draw:style-name="a439" draw:master-page-name="Master1-Layout2-obj-Title-and-Content" presentation:presentation-page-layout-name="Master1-PPL2" draw:id="Slide-257">
        <draw:frame draw:id="id64" presentation:style-name="a445" draw:name="Title 1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0" text:class-names="">Common<text:s text:c="1"/></text:span><text:span text:style-name="a441" text:class-names="">ui</text:span><text:span text:style-name="a442" text:class-names=""><text:s text:c="1"/>elements</text:span><text:span text:style-name="a443" text:class-names=""/></text:p>
          </draw:text-box>
          <svg:title/>
          <svg:desc/>
        </draw:frame>
        <draw:frame draw:id="id65" presentation:style-name="a498" draw:name="Content Placeholder 2" svg:x="0.91667in" svg:y="1.99653in" svg:width="11.5in" svg:height="4.75868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6" text:class-names="">Button (up)load data</text:span><text:span text:style-name="a447" text:class-names=""><text:s text:c="1"/></text:span><text:span text:style-name="a448" text:class-names=""/></text:p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1" text:class-names="">Groundtruth</text:span><text:span text:style-name="a452" text:class-names=""><text:s text:c="1"/>data<text:s text:c="1"/></text:span><text:span text:style-name="a453" text:class-names="">Dynaslum</text:span><text:span text:style-name="a454" text:class-names=""/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57" text:class-names="">GPS</text:span><text:span text:style-name="a458" text:class-names=""><text:s text:c="1"/></text:span><text:span text:style-name="a459" text:class-names="">tracking</text:span><text:span text:style-name="a460" text:class-names=""><text:s text:c="1"/></text:span><text:span text:style-name="a461" text:class-names="">data</text:span></text:p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4" text:class-names="">Observatioal</text:span><text:span text:style-name="a465" text:class-names=""><text:s text:c="1"/></text:span><text:span text:style-name="a466" text:class-names="">data</text:span><text:span text:style-name="a467" text:class-names=""><text:s text:c="1"/></text:span><text:span text:style-name="a468" text:class-names="">flagshi</text:span><text:span text:style-name="a469" text:class-names="">p</text:span></text:p>
                  </text:list-item>
                </text:list>
              </text:list-item>
            </text:list>
            <text:list text:style-name="a476">
              <text:list-item>
                <text:p text:style-name="a475" text:class-names="" text:cond-style-name=""><text:span text:style-name="a472" text:class-names="">Button (up)load</text:span><text:span text:style-name="a473" text:class-names=""><text:s text:c="1"/></text:span><text:span text:style-name="a474" text:class-names="">model</text:span></text:p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7" text:class-names="">Population model<text:s text:c="1"/></text:span><text:span text:style-name="a478" text:class-names="">Dynaslum</text:span><text:span text:style-name="a479" text:class-names=""/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2" text:class-names="">Classifier</text:span><text:span text:style-name="a483" text:class-names=""><text:s text:c="1"/></text:span><text:span text:style-name="a484" text:class-names="">eEcology</text:span><text:span text:style-name="a485" text:class-names=""/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88" text:class-names="">Computational model</text:span><text:span text:style-name="a489" text:class-names=""><text:s text:c="1"/></text:span><text:span text:style-name="a490" text:class-names="">flagshi</text:span><text:span text:style-name="a491" text:class-names="">p</text:span><text:span text:style-name="a492" text:class-names=""/></text:p>
                  </text:list-item>
                </text:list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  <draw:custom-shape svg:x="5.25527in" svg:y="3.54805in" svg:width="2.82279in" svg:height="0.40391in" draw:id="id66" draw:style-name="a503" draw:name="Rectangle 3">
          <svg:title/>
          <svg:desc/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499" text:class-names="">User selects action -<text:s text:c="1"/></text:span><text:span text:style-name="a500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504" draw:master-page-name="Master1-Layout2-obj-Title-and-Content" presentation:presentation-page-layout-name="Master1-PPL2" draw:id="Slide-260">
        <draw:frame draw:id="id67" presentation:style-name="a510" draw:name="Title 1" svg:x="0.91667in" svg:y="0.39931in" svg:width="11.5in" svg:height="1.44965in" presentation:class="title" presentation:placeholder="false">
          <draw:text-box>
            <text:p text:style-name="a509" text:class-names="" text:cond-style-name=""><text:span text:style-name="a505" text:class-names="">Common<text:s text:c="1"/></text:span><text:span text:style-name="a506" text:class-names="">ui</text:span><text:span text:style-name="a507" text:class-names=""><text:s text:c="1"/>elements</text:span><text:span text:style-name="a508" text:class-names=""/></text:p>
          </draw:text-box>
          <svg:title/>
          <svg:desc/>
        </draw:frame>
        <draw:frame draw:id="id68" presentation:style-name="a526" draw:name="Content Placeholder 2" svg:x="0.91667in" svg:y="1.99653in" svg:width="11.5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Two views</text:span></text:p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4" text:class-names="">Map</text:span><text:span text:style-name="a515" text:class-names=""><text:s text:c="1"/></text:span><text:span text:style-name="a516" text:class-names="">view</text:span><text:span text:style-name="a517" text:class-names=""/></text:p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Model/Data panel</text:span></text:p>
                  </text:list-item>
                </text:list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4" draw:style-name="a527" draw:master-page-name="Master1-Layout2-obj-Title-and-Content" presentation:presentation-page-layout-name="Master1-PPL2" draw:id="Slide-259">
        <draw:frame draw:id="id69" presentation:style-name="a533" draw:name="Title 1" svg:x="0.91667in" svg:y="0.39931in" svg:width="11.5in" svg:height="1.44965in" presentation:class="title" presentation:placeholder="false">
          <draw:text-box>
            <text:p text:style-name="a532" text:class-names="" text:cond-style-name=""><text:span text:style-name="a528" text:class-names="">Common<text:s text:c="1"/></text:span><text:span text:style-name="a529" text:class-names="">ui</text:span><text:span text:style-name="a530" text:class-names=""><text:s text:c="1"/>elements</text:span><text:span text:style-name="a531" text:class-names=""/></text:p>
          </draw:text-box>
          <svg:title/>
          <svg:desc/>
        </draw:frame>
        <draw:frame draw:id="id70" presentation:style-name="a570" draw:name="Content Placeholder 2" svg:x="0.91667in" svg:y="1.99653in" svg:width="11.5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Select geolocation</text:span></text:p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37" text:class-names="">User</text:span><text:span text:style-name="a538" text:class-names=""><text:s text:c="1"/></text:span><text:span text:style-name="a539" text:class-names="">specifies</text:span><text:span text:style-name="a540" text:class-names=""><text:s text:c="1"/></text:span><text:span text:style-name="a541" text:class-names="">single</text:span><text:span text:style-name="a542" text:class-names=""><text:s text:c="1"/></text:span><text:span text:style-name="a543" text:class-names="">region,</text:span><text:span text:style-name="a544" text:class-names=""><text:s text:c="1"/></text:span><text:span text:style-name="a545" text:class-names="">intersection or union of interest -<text:s text:c="1"/></text:span><text:span text:style-name="a546" text:class-names="">Dynaslum</text:span><text:span text:style-name="a547" text:class-names=""/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User selects single location - Flagship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53" text:class-names="">User</text:span><text:span text:style-name="a554" text:class-names=""><text:s text:c="1"/></text:span><text:span text:style-name="a555" text:class-names="">selects</text:span><text:span text:style-name="a556" text:class-names=""><text:s text:c="1"/></text:span><text:span text:style-name="a557" text:class-names="">path</text:span><text:span text:style-name="a558" text:class-names=""><text:s text:c="1"/></text:span><text:span text:style-name="a559" text:class-names="">–<text:s text:c="1"/></text:span><text:span text:style-name="a560" text:class-names="">cartoDB</text:span><text:span text:style-name="a561" text:class-names=""/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/></text:p>
                  </text:list-item>
                </text:list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6" draw:style-name="a571" draw:master-page-name="Master1-Layout2-obj-Title-and-Content" presentation:presentation-page-layout-name="Master1-PPL2" draw:id="Slide-261">
        <draw:frame draw:id="id71" presentation:style-name="a577" draw:name="Title 1" svg:x="0.91667in" svg:y="0.39931in" svg:width="11.5in" svg:height="1.44965in" presentation:class="title" presentation:placeholder="false">
          <draw:text-box>
            <text:p text:style-name="a576" text:class-names="" text:cond-style-name=""><text:span text:style-name="a572" text:class-names="">Common<text:s text:c="1"/></text:span><text:span text:style-name="a573" text:class-names="">ui</text:span><text:span text:style-name="a574" text:class-names=""><text:s text:c="1"/>elements</text:span><text:span text:style-name="a575" text:class-names=""/></text:p>
          </draw:text-box>
          <svg:title/>
          <svg:desc/>
        </draw:frame>
        <draw:frame draw:id="id72" presentation:style-name="a610" draw:name="Content Placeholder 2" svg:x="0.91667in" svg:y="1.99653in" svg:width="11.5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Select data range</text:span></text:p>
              </text:list-item>
            </text:list>
            <text:list text:style-name="a587">
              <text:list-item>
                <text:list text:style-name="a587">
                  <text:list-item>
                    <text:p text:style-name="a586" text:class-names="" text:cond-style-name=""><text:span text:style-name="a581" text:class-names="">User selects data column or row –<text:s text:c="1"/></text:span><text:span text:style-name="a582" text:class-names="">cartoDB</text:span><text:span text:style-name="a583" text:class-names="">,<text:s text:c="1"/></text:span><text:span text:style-name="a584" text:class-names="">dynaslum</text:span><text:span text:style-name="a585" text:class-names=""/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88" text:class-names="">User</text:span><text:span text:style-name="a589" text:class-names=""><text:s text:c="1"/></text:span><text:span text:style-name="a590" text:class-names="">selects</text:span><text:span text:style-name="a591" text:class-names=""><text:s text:c="1"/></text:span><text:span text:style-name="a592" text:class-names="">part</text:span><text:span text:style-name="a593" text:class-names=""><text:s text:c="1"/></text:span><text:span text:style-name="a594" text:class-names="">of</text:span><text:span text:style-name="a595" text:class-names=""><text:s text:c="1"/></text:span><text:span text:style-name="a596" text:class-names="">chart -<text:s text:c="1"/></text:span><text:span text:style-name="a597" text:class-names="">eEcology</text:span><text:span text:style-name="a598" text:class-names=""><text:s text:c="1"/>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/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/></text:p>
                  </text:list-item>
                </text:list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3" draw:style-name="a611" draw:master-page-name="Master1-Layout2-obj-Title-and-Content" presentation:presentation-page-layout-name="Master1-PPL2" draw:id="Slide-258">
        <draw:frame draw:id="id73" presentation:style-name="a620" draw:name="Title 1" svg:x="0.91667in" svg:y="0.39931in" svg:width="11.5in" svg:height="1.44965in" presentation:class="title" presentation:placeholder="false">
          <draw:text-box>
            <text:p text:style-name="a619" text:class-names="" text:cond-style-name=""><text:span text:style-name="a612" text:class-names="">Common</text:span><text:span text:style-name="a613" text:class-names=""><text:s text:c="1"/></text:span><text:span text:style-name="a614" text:class-names="">ui</text:span><text:span text:style-name="a615" text:class-names=""><text:s text:c="1"/></text:span><text:span text:style-name="a616" text:class-names="">element</text:span><text:span text:style-name="a617" text:class-names="">s</text:span><text:span text:style-name="a618" text:class-names=""/></text:p>
          </draw:text-box>
          <svg:title/>
          <svg:desc/>
        </draw:frame>
        <draw:frame draw:id="id74" presentation:style-name="a637" draw:name="Content Placeholder 2" svg:x="0.91667in" svg:y="1.99653in" svg:width="11.5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‘Run’ button</text:span></text:p>
              </text:list-item>
            </text:list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Classifier? Separate or <text:s text:c="1"/>part of the system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7" text:class-names="">Simulations</text:span><text:span text:style-name="a628" text:class-names=""><text:s text:c="1"/>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Parameters for running where?</text:span></text:p>
                  </text:list-item>
                </text:list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artine de Vos</meta:initial-creator>
    <dc:creator>Martine de Vos</dc:creator>
    <meta:creation-date>2017-11-14T09:25:35Z</meta:creation-date>
    <dc:date>2017-11-14T09:55:44Z</dc:date>
    <meta:editing-cycles>3</meta:editing-cycles>
    <meta:editing-duration>PT0S</meta:editing-duration>
    <meta:document-statistic meta:paragraph-count="44" meta:word-count="175"/>
  </office:meta>
</office:document-meta>
</file>